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Moeda" style:data-style-name="N34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1" table:style-name="ta1">
        <table:table-column table:style-name="co1" table:number-columns-repeated="7" table:default-cell-style-name="ce2"/>
        <table:table-column table:style-name="co2" table:number-columns-repeated="16377" table:default-cell-style-name="ce1"/>
        <table:table-row table:style-name="ro1">
          <table:table-cell office:value-type="date" office:date-value="2024-08-01T00:00:00" table:style-name="ce3">
            <text:p>01/08/2024</text:p>
          </table:table-cell>
          <table:table-cell office:value-type="string" table:style-name="ce4">
            <text:p>ENTRADA</text:p>
          </table:table-cell>
          <table:table-cell office:value-type="string" table:style-name="ce4">
            <text:p>Renda Fixa</text:p>
          </table:table-cell>
          <table:table-cell office:value-type="string" table:style-name="ce4">
            <text:p>Salário mensal</text:p>
          </table:table-cell>
          <table:table-cell office:value-type="currency" office:value="5000" table:style-name="ce5">
            <text:p><text:s/>R$ 5.00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Recebido</text:p>
          </table:table-cell>
          <table:table-cell table:number-columns-repeated="16377"/>
        </table:table-row>
        <table:table-row table:style-name="ro1">
          <table:table-cell office:value-type="date" office:date-value="2024-08-01T00:00:00" table:style-name="ce3">
            <text:p>01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Alimentação</text:p>
          </table:table-cell>
          <table:table-cell office:value-type="string" table:style-name="ce4">
            <text:p>Compras no supermercado</text:p>
          </table:table-cell>
          <table:table-cell office:value-type="currency" office:value="550" table:style-name="ce5">
            <text:p><text:s/>R$ 550,00<text:s/>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08-03T00:00:00" table:style-name="ce3">
            <text:p>03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Transporte</text:p>
          </table:table-cell>
          <table:table-cell office:value-type="string" table:style-name="ce4">
            <text:p>Gasolina</text:p>
          </table:table-cell>
          <table:table-cell office:value-type="currency" office:value="300" table:style-name="ce5">
            <text:p><text:s/>R$ 300,00<text:s/>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08-05T00:00:00" table:style-name="ce3">
            <text:p>05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Lazer</text:p>
          </table:table-cell>
          <table:table-cell office:value-type="string" table:style-name="ce4">
            <text:p>Cinema</text:p>
          </table:table-cell>
          <table:table-cell office:value-type="currency" office:value="120" table:style-name="ce5">
            <text:p><text:s/>R$ 120,00<text:s/>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08-07T00:00:00" table:style-name="ce3">
            <text:p>07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Saúde</text:p>
          </table:table-cell>
          <table:table-cell office:value-type="string" table:style-name="ce4">
            <text:p>Consulta odontológica</text:p>
          </table:table-cell>
          <table:table-cell office:value-type="currency" office:value="250" table:style-name="ce5">
            <text:p><text:s/>R$ 25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08-10T00:00:00" table:style-name="ce3">
            <text:p>10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Educação</text:p>
          </table:table-cell>
          <table:table-cell office:value-type="string" table:style-name="ce4">
            <text:p>Material escolar</text:p>
          </table:table-cell>
          <table:table-cell office:value-type="currency" office:value="400" table:style-name="ce5">
            <text:p><text:s/>R$ 400,00<text:s/>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08-12T00:00:00" table:style-name="ce3">
            <text:p>12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Vestuário</text:p>
          </table:table-cell>
          <table:table-cell office:value-type="string" table:style-name="ce4">
            <text:p>Compra de roupas de inverno</text:p>
          </table:table-cell>
          <table:table-cell office:value-type="currency" office:value="600" table:style-name="ce5">
            <text:p><text:s/>R$ 600,00<text:s/>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08-15T00:00:00" table:style-name="ce3">
            <text:p>15/08/2024</text:p>
          </table:table-cell>
          <table:table-cell office:value-type="string" table:style-name="ce4">
            <text:p>ENTRADA</text:p>
          </table:table-cell>
          <table:table-cell office:value-type="string" table:style-name="ce4">
            <text:p>Investimentos</text:p>
          </table:table-cell>
          <table:table-cell office:value-type="string" table:style-name="ce4">
            <text:p>Dividendos de ações</text:p>
          </table:table-cell>
          <table:table-cell office:value-type="currency" office:value="800" table:style-name="ce5">
            <text:p><text:s/>R$ 80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Recebido</text:p>
          </table:table-cell>
          <table:table-cell table:number-columns-repeated="16377"/>
        </table:table-row>
        <table:table-row table:style-name="ro1">
          <table:table-cell office:value-type="date" office:date-value="2024-08-15T00:00:00" table:style-name="ce3">
            <text:p>15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Serviços</text:p>
          </table:table-cell>
          <table:table-cell office:value-type="string" table:style-name="ce4">
            <text:p>Limpeza do apartamento</text:p>
          </table:table-cell>
          <table:table-cell office:value-type="currency" office:value="150" table:style-name="ce5">
            <text:p><text:s/>R$ 15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08-18T00:00:00" table:style-name="ce3">
            <text:p>18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Eletrônicos</text:p>
          </table:table-cell>
          <table:table-cell office:value-type="string" table:style-name="ce4">
            <text:p>Compra de novo celular</text:p>
          </table:table-cell>
          <table:table-cell office:value-type="currency" office:value="1200" table:style-name="ce5">
            <text:p><text:s/>R$ 1.200,00<text:s/>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08-20T00:00:00" table:style-name="ce3">
            <text:p>20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Reparos domésticos</text:p>
          </table:table-cell>
          <table:table-cell office:value-type="currency" office:value="450" table:style-name="ce5">
            <text:p><text:s/>R$ 450,00<text:s/>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08-22T00:00:00" table:style-name="ce3">
            <text:p>22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Presentes</text:p>
          </table:table-cell>
          <table:table-cell office:value-type="string" table:style-name="ce4">
            <text:p>Presente de aniversário</text:p>
          </table:table-cell>
          <table:table-cell office:value-type="currency" office:value="180" table:style-name="ce5">
            <text:p><text:s/>R$ 18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08-24T00:00:00" table:style-name="ce3">
            <text:p>24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Beleza</text:p>
          </table:table-cell>
          <table:table-cell office:value-type="string" table:style-name="ce4">
            <text:p>Corte de cabelo e barba</text:p>
          </table:table-cell>
          <table:table-cell office:value-type="currency" office:value="80" table:style-name="ce5">
            <text:p><text:s/>R$ 80,00<text:s/>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08-28T00:00:00" table:style-name="ce3">
            <text:p>28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Pet Care</text:p>
          </table:table-cell>
          <table:table-cell office:value-type="string" table:style-name="ce4">
            <text:p>Ração e petiscos para o cachorro</text:p>
          </table:table-cell>
          <table:table-cell office:value-type="currency" office:value="200" table:style-name="ce5">
            <text:p><text:s/>R$ 200,00<text:s/>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08-30T00:00:00" table:style-name="ce3">
            <text:p>30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Viagem</text:p>
          </table:table-cell>
          <table:table-cell office:value-type="string" table:style-name="ce4">
            <text:p>Reserva de pousada</text:p>
          </table:table-cell>
          <table:table-cell office:value-type="currency" office:value="750" table:style-name="ce5">
            <text:p><text:s/>R$ 75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08-31T00:00:00" table:style-name="ce3">
            <text:p>31/08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Gastronomia</text:p>
          </table:table-cell>
          <table:table-cell office:value-type="string" table:style-name="ce4">
            <text:p>Jantar em restaurante francês</text:p>
          </table:table-cell>
          <table:table-cell office:value-type="currency" office:value="350" table:style-name="ce5">
            <text:p><text:s/>R$ 350,00<text:s/>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09-01T00:00:00" table:style-name="ce3">
            <text:p>01/09/2024</text:p>
          </table:table-cell>
          <table:table-cell office:value-type="string" table:style-name="ce4">
            <text:p>ENTRADA</text:p>
          </table:table-cell>
          <table:table-cell office:value-type="string" table:style-name="ce4">
            <text:p>Renda Fixa</text:p>
          </table:table-cell>
          <table:table-cell office:value-type="string" table:style-name="ce4">
            <text:p>Salário mensal</text:p>
          </table:table-cell>
          <table:table-cell office:value-type="currency" office:value="5000" table:style-name="ce5">
            <text:p><text:s/>R$ 5.00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Recebido</text:p>
          </table:table-cell>
          <table:table-cell table:number-columns-repeated="16377"/>
        </table:table-row>
        <table:table-row table:style-name="ro1">
          <table:table-cell office:value-type="date" office:date-value="2024-09-02T00:00:00" table:style-name="ce3">
            <text:p>02/09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Alimentação</text:p>
          </table:table-cell>
          <table:table-cell office:value-type="string" table:style-name="ce5">
            <text:p>Compras no supermercado</text:p>
          </table:table-cell>
          <table:table-cell office:value-type="currency" office:value="450" table:style-name="ce5">
            <text:p><text:s/>R$ 450,00<text:s/>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09-05T00:00:00" table:style-name="ce3">
            <text:p>05/09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Transporte</text:p>
          </table:table-cell>
          <table:table-cell office:value-type="string" table:style-name="ce5">
            <text:p>Gasolina</text:p>
          </table:table-cell>
          <table:table-cell office:value-type="currency" office:value="300" table:style-name="ce5">
            <text:p><text:s/>R$ 300,00<text:s/>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09-08T00:00:00" table:style-name="ce3">
            <text:p>08/09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Lazer</text:p>
          </table:table-cell>
          <table:table-cell office:value-type="string" table:style-name="ce5">
            <text:p>Cinema e jantar</text:p>
          </table:table-cell>
          <table:table-cell office:value-type="currency" office:value="200" table:style-name="ce5">
            <text:p><text:s/>R$ 20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09-11T00:00:00" table:style-name="ce3">
            <text:p>11/09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Saúde</text:p>
          </table:table-cell>
          <table:table-cell office:value-type="string" table:style-name="ce5">
            <text:p>Plano de saúde</text:p>
          </table:table-cell>
          <table:table-cell office:value-type="currency" office:value="600" table:style-name="ce5">
            <text:p><text:s/>R$ 600,00<text:s/>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09-14T00:00:00" table:style-name="ce3">
            <text:p>14/09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Educação</text:p>
          </table:table-cell>
          <table:table-cell office:value-type="string" table:style-name="ce5">
            <text:p>Material escolar</text:p>
          </table:table-cell>
          <table:table-cell office:value-type="currency" office:value="350" table:style-name="ce5">
            <text:p><text:s/>R$ 35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09-17T00:00:00" table:style-name="ce3">
            <text:p>17/09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Vestuário</text:p>
          </table:table-cell>
          <table:table-cell office:value-type="string" table:style-name="ce5">
            <text:p>Compra de roupas</text:p>
          </table:table-cell>
          <table:table-cell office:value-type="currency" office:value="500" table:style-name="ce5">
            <text:p><text:s/>R$ 500,00<text:s/>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09-20T00:00:00" table:style-name="ce3">
            <text:p>20/09/2024</text:p>
          </table:table-cell>
          <table:table-cell office:value-type="string" table:style-name="ce4">
            <text:p>ENTRADA</text:p>
          </table:table-cell>
          <table:table-cell office:value-type="string" table:style-name="ce4">
            <text:p>Freelance</text:p>
          </table:table-cell>
          <table:table-cell office:value-type="string" table:style-name="ce4">
            <text:p>Pagamento por projeto freelancer</text:p>
          </table:table-cell>
          <table:table-cell office:value-type="currency" office:value="1200" table:style-name="ce5">
            <text:p><text:s/>R$ 1.20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Recebido</text:p>
          </table:table-cell>
          <table:table-cell table:number-columns-repeated="16377"/>
        </table:table-row>
        <table:table-row table:style-name="ro1">
          <table:table-cell office:value-type="date" office:date-value="2024-09-20T00:00:00" table:style-name="ce3">
            <text:p>20/09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Serviços</text:p>
          </table:table-cell>
          <table:table-cell office:value-type="string" table:style-name="ce5">
            <text:p>Manutenção do veículo</text:p>
          </table:table-cell>
          <table:table-cell office:value-type="currency" office:value="800" table:style-name="ce5">
            <text:p><text:s/>R$ 80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09-23T00:00:00" table:style-name="ce3">
            <text:p>23/09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Eletrônicos</text:p>
          </table:table-cell>
          <table:table-cell office:value-type="string" table:style-name="ce5">
            <text:p>Compra de novo smartphone</text:p>
          </table:table-cell>
          <table:table-cell office:value-type="currency" office:value="1500" table:style-name="ce5">
            <text:p><text:s/>R$ 1.500,00<text:s/>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09-26T00:00:00" table:style-name="ce3">
            <text:p>26/09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Utilidades Dom.</text:p>
          </table:table-cell>
          <table:table-cell office:value-type="string" table:style-name="ce5">
            <text:p>Conta de energia elétrica</text:p>
          </table:table-cell>
          <table:table-cell office:value-type="currency" office:value="250" table:style-name="ce5">
            <text:p><text:s/>R$ 250,00<text:s/>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09-29T00:00:00" table:style-name="ce3">
            <text:p>29/09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Presentes</text:p>
          </table:table-cell>
          <table:table-cell office:value-type="string" table:style-name="ce5">
            <text:p>Aniversário da mãe</text:p>
          </table:table-cell>
          <table:table-cell office:value-type="currency" office:value="400" table:style-name="ce5">
            <text:p><text:s/>R$ 400,00<text:s/>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10-01T00:00:00" table:style-name="ce3">
            <text:p>01/10/2024</text:p>
          </table:table-cell>
          <table:table-cell office:value-type="string" table:style-name="ce4">
            <text:p>ENTRADA</text:p>
          </table:table-cell>
          <table:table-cell office:value-type="string" table:style-name="ce4">
            <text:p>Renda Fixa</text:p>
          </table:table-cell>
          <table:table-cell office:value-type="string" table:style-name="ce4">
            <text:p>Salário mensal</text:p>
          </table:table-cell>
          <table:table-cell office:value-type="currency" office:value="5000" table:style-name="ce5">
            <text:p><text:s/>R$ 5.00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Recebido</text:p>
          </table:table-cell>
          <table:table-cell table:number-columns-repeated="16377"/>
        </table:table-row>
        <table:table-row table:style-name="ro1">
          <table:table-cell office:value-type="date" office:date-value="2024-10-01T00:00:00" table:style-name="ce3">
            <text:p>01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Alimentação</text:p>
          </table:table-cell>
          <table:table-cell office:value-type="string" table:style-name="ce4">
            <text:p>Compras no supermercado</text:p>
          </table:table-cell>
          <table:table-cell office:value-type="currency" office:value="600" table:style-name="ce5">
            <text:p><text:s/>R$ 600,00<text:s/>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10-03T00:00:00" table:style-name="ce3">
            <text:p>03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Transporte</text:p>
          </table:table-cell>
          <table:table-cell office:value-type="string" table:style-name="ce4">
            <text:p>Recarga de cartão de transporte</text:p>
          </table:table-cell>
          <table:table-cell office:value-type="currency" office:value="200" table:style-name="ce5">
            <text:p><text:s/>R$ 200,00<text:s/>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10-05T00:00:00" table:style-name="ce3">
            <text:p>05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Lazer</text:p>
          </table:table-cell>
          <table:table-cell office:value-type="string" table:style-name="ce4">
            <text:p>Ingressos para teatro</text:p>
          </table:table-cell>
          <table:table-cell office:value-type="currency" office:value="180" table:style-name="ce5">
            <text:p><text:s/>R$ 18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10-08T00:00:00" table:style-name="ce3">
            <text:p>08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Saúde</text:p>
          </table:table-cell>
          <table:table-cell office:value-type="string" table:style-name="ce4">
            <text:p>Remédios de farmácia</text:p>
          </table:table-cell>
          <table:table-cell office:value-type="currency" office:value="120" table:style-name="ce5">
            <text:p><text:s/>R$ 120,00<text:s/>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10-10T00:00:00" table:style-name="ce3">
            <text:p>10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Educação</text:p>
          </table:table-cell>
          <table:table-cell office:value-type="string" table:style-name="ce4">
            <text:p>Cursos online</text:p>
          </table:table-cell>
          <table:table-cell office:value-type="currency" office:value="350" table:style-name="ce5">
            <text:p><text:s/>R$ 350,00<text:s/>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10-13T00:00:00" table:style-name="ce3">
            <text:p>13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Vestuário</text:p>
          </table:table-cell>
          <table:table-cell office:value-type="string" table:style-name="ce4">
            <text:p>Roupas de primavera</text:p>
          </table:table-cell>
          <table:table-cell office:value-type="currency" office:value="400" table:style-name="ce5">
            <text:p><text:s/>R$ 40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10-15T00:00:00" table:style-name="ce3">
            <text:p>15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Serviços</text:p>
          </table:table-cell>
          <table:table-cell office:value-type="string" table:style-name="ce4">
            <text:p>Manutenção da casa</text:p>
          </table:table-cell>
          <table:table-cell office:value-type="currency" office:value="450" table:style-name="ce5">
            <text:p><text:s/>R$ 450,00<text:s/>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10-18T00:00:00" table:style-name="ce3">
            <text:p>18/10/2024</text:p>
          </table:table-cell>
          <table:table-cell office:value-type="string" table:style-name="ce4">
            <text:p>ENTRADA</text:p>
          </table:table-cell>
          <table:table-cell office:value-type="string" table:style-name="ce4">
            <text:p>Venda de ativos</text:p>
          </table:table-cell>
          <table:table-cell office:value-type="string" table:style-name="ce4">
            <text:p>Venda de equipamentos eletrônicos</text:p>
          </table:table-cell>
          <table:table-cell office:value-type="currency" office:value="1500" table:style-name="ce5">
            <text:p><text:s/>R$ 1.50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Recebido</text:p>
          </table:table-cell>
          <table:table-cell table:number-columns-repeated="16377"/>
        </table:table-row>
        <table:table-row table:style-name="ro1">
          <table:table-cell office:value-type="date" office:date-value="2024-10-18T00:00:00" table:style-name="ce3">
            <text:p>18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Eletrônicos</text:p>
          </table:table-cell>
          <table:table-cell office:value-type="string" table:style-name="ce4">
            <text:p>Manutenção do computador</text:p>
          </table:table-cell>
          <table:table-cell office:value-type="currency" office:value="300" table:style-name="ce5">
            <text:p><text:s/>R$ 300,00<text:s/>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10-20T00:00:00" table:style-name="ce3">
            <text:p>20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Troca de móveis da cozinha</text:p>
          </table:table-cell>
          <table:table-cell office:value-type="currency" office:value="800" table:style-name="ce5">
            <text:p><text:s/>R$ 80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10-22T00:00:00" table:style-name="ce3">
            <text:p>22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Presentes</text:p>
          </table:table-cell>
          <table:table-cell office:value-type="string" table:style-name="ce4">
            <text:p>Presentes para casamento</text:p>
          </table:table-cell>
          <table:table-cell office:value-type="currency" office:value="250" table:style-name="ce5">
            <text:p><text:s/>R$ 250,00<text:s/>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10-24T00:00:00" table:style-name="ce3">
            <text:p>24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Pet Care</text:p>
          </table:table-cell>
          <table:table-cell office:value-type="string" table:style-name="ce4">
            <text:p>Veterinário para o pet</text:p>
          </table:table-cell>
          <table:table-cell office:value-type="currency" office:value="150" table:style-name="ce5">
            <text:p><text:s/>R$ 150,00<text:s/>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ago</text:p>
          </table:table-cell>
          <table:table-cell table:number-columns-repeated="16377"/>
        </table:table-row>
        <table:table-row table:style-name="ro1">
          <table:table-cell office:value-type="date" office:date-value="2024-10-26T00:00:00" table:style-name="ce3">
            <text:p>26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Beleza</text:p>
          </table:table-cell>
          <table:table-cell office:value-type="string" table:style-name="ce4">
            <text:p>Salão de beleza</text:p>
          </table:table-cell>
          <table:table-cell office:value-type="currency" office:value="250" table:style-name="ce5">
            <text:p><text:s/>R$ 25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10-30T00:00:00" table:style-name="ce3">
            <text:p>30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Gastronomia</text:p>
          </table:table-cell>
          <table:table-cell office:value-type="string" table:style-name="ce4">
            <text:p>Jantar em restaurante italiano</text:p>
          </table:table-cell>
          <table:table-cell office:value-type="currency" office:value="220" table:style-name="ce5">
            <text:p><text:s/>R$ 220,00<text:s/>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style-name="ro1">
          <table:table-cell office:value-type="date" office:date-value="2024-10-31T00:00:00" table:style-name="ce3">
            <text:p>31/10/2024</text:p>
          </table:table-cell>
          <table:table-cell office:value-type="string" table:style-name="ce4">
            <text:p>SAÍDA</text:p>
          </table:table-cell>
          <table:table-cell office:value-type="string" table:style-name="ce4">
            <text:p>Viagem</text:p>
          </table:table-cell>
          <table:table-cell office:value-type="string" table:style-name="ce4">
            <text:p>Reserva de hotel para fim de semana</text:p>
          </table:table-cell>
          <table:table-cell office:value-type="currency" office:value="500" table:style-name="ce5">
            <text:p><text:s/>R$ 500,00<text:s/>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7"/>
        </table:table-row>
        <table:table-row table:number-rows-repeated="10485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4P0">
      <number:text> </number:text>
      <number:currency-symbol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-</number:text>
      <number:currency-symbol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2">
      <number:text> </number:text>
      <number:currency-symbol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Felipe</meta:initial-creator>
    <dc:creator>Nubia Rossi Pavelqueires</dc:creator>
    <meta:creation-date>2015-06-05T18:19:34Z</meta:creation-date>
    <dc:date>2025-01-14T03:12:59Z</dc:date>
    <meta:user-defined meta:name="ContentTypeId">0x01010001E48B58A68BE64E9120D347E3E06B3A</meta:user-defined>
    <meta:user-defined meta:name="MediaServiceImageTags"/>
  </office:meta>
</office:document-meta>
</file>